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140 Sheet1.B3:Sheet1.B3 Sheet1.B4:Sheet1.B140 Sheet1.C3:Sheet1.C3 Sheet1.C4:Sheet1.C140 Sheet1.D3:Sheet1.D3 Sheet1.D4:Sheet1.D140 Sheet1.E3:Sheet1.E3 Sheet1.E4:Sheet1.E140 Sheet1.F3:Sheet1.F3 Sheet1.F4:Sheet1.F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0 Sheet1.C3:Sheet1.C3 Sheet1.C4:Sheet1.C140 Sheet1.E3:Sheet1.E3 Sheet1.E4:Sheet1.E1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0 Sheet1.G3:Sheet1.G3 Sheet1.G10:Sheet1.G1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2">00.00.0000</text:date></text:span><text:span text:style-name="MT1">, </text:span><text:span text:style-name="MT1"><text:time style:data-style-name="N2" text:time-value="23:54:23.812091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2T21:15:19.051798157</dc:date>
    <meta:editing-duration>P89DT16H54M45S</meta:editing-duration>
    <meta:editing-cycles>145</meta:editing-cycles>
    <meta:generator>LibreOffice/6.3.0.4$Linux_X86_64 LibreOffice_project/30$Build-4</meta:generator>
    <dc:creator>Filip Brcic</dc:creator>
    <meta:document-statistic meta:table-count="1" meta:cell-count="14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0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0" chart:label-cell-address="Sheet1.B3:Sheet1.B3" chart:class="chart:line">
            <chart:data-point chart:repeated="137"/>
          </chart:series>
          <chart:series chart:style-name="ch7" chart:values-cell-range-address="Sheet1.C4:Sheet1.C140" chart:label-cell-address="Sheet1.C3:Sheet1.C3" chart:class="chart:line">
            <chart:data-point chart:repeated="137"/>
          </chart:series>
          <chart:series chart:style-name="ch8" chart:values-cell-range-address="Sheet1.D4:Sheet1.D140" chart:label-cell-address="Sheet1.D3:Sheet1.D3" chart:class="chart:line">
            <chart:data-point chart:repeated="137"/>
          </chart:series>
          <chart:series chart:style-name="ch9" chart:values-cell-range-address="Sheet1.E4:Sheet1.E140" chart:label-cell-address="Sheet1.E3:Sheet1.E3" chart:class="chart:line">
            <chart:data-point chart:repeated="137"/>
          </chart:series>
          <chart:series chart:style-name="ch10" chart:values-cell-range-address="Sheet1.F4:Sheet1.F140" chart:label-cell-address="Sheet1.F3:Sheet1.F3" chart:class="chart:line">
            <chart:data-point chart:repeated="1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1">
                <text:p>1</text:p>
                <draw:g>
                  <svg:desc>Sheet1.B4:Sheet1.B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0">
                <text:p>0</text:p>
                <draw:g>
                  <svg:desc>Sheet1.D4:Sheet1.D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  <table:table-cell office:value-type="float" office:value="1">
                <text:p>1</text:p>
                <draw:g>
                  <svg:desc>Sheet1.F4:Sheet1.F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0 Sheet1.C3:Sheet1.C140 Sheet1.E3:Sheet1.E14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0" chart:label-cell-address="Sheet1.C3:Sheet1.C3" chart:class="chart:line">
            <chart:data-point chart:repeated="137"/>
          </chart:series>
          <chart:series chart:style-name="ch7" chart:values-cell-range-address="Sheet1.E4:Sheet1.E140" chart:label-cell-address="Sheet1.E3:Sheet1.E3" chart:class="chart:line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0 Sheet1.G3:Sheet1.G3 Sheet1.G10:Sheet1.G140" chart:data-source-has-labels="both" svg:x="-0.012cm" svg:y="0.558cm" svg:width="13.514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